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279" officeooo:paragraph-rsid="00064279"/>
    </style:style>
    <style:style style:name="P2" style:family="paragraph" style:parent-style-name="Standard" style:list-style-name="L5">
      <style:text-properties officeooo:rsid="00064279" officeooo:paragraph-rsid="00064279"/>
    </style:style>
    <style:style style:name="P3" style:family="paragraph" style:parent-style-name="Standard">
      <style:text-properties officeooo:rsid="00064279" officeooo:paragraph-rsid="00084c52"/>
    </style:style>
    <style:style style:name="P4" style:family="paragraph" style:parent-style-name="Standard">
      <style:text-properties officeooo:paragraph-rsid="00064279"/>
    </style:style>
    <style:style style:name="P5" style:family="paragraph" style:parent-style-name="Standard" style:list-style-name="L2">
      <style:text-properties officeooo:paragraph-rsid="00064279"/>
    </style:style>
    <style:style style:name="P6" style:family="paragraph" style:parent-style-name="Standard" style:list-style-name="L3">
      <style:text-properties officeooo:paragraph-rsid="00064279"/>
    </style:style>
    <style:style style:name="P7" style:family="paragraph" style:parent-style-name="Standard" style:list-style-name="L4">
      <style:text-properties officeooo:rsid="00079fef" officeooo:paragraph-rsid="00079fef"/>
    </style:style>
    <style:style style:name="P8" style:family="paragraph" style:parent-style-name="Standard" style:list-style-name="L6">
      <style:text-properties officeooo:rsid="000847c7" officeooo:paragraph-rsid="000847c7"/>
    </style:style>
    <style:style style:name="P9" style:family="paragraph" style:parent-style-name="Standard">
      <style:text-properties officeooo:rsid="000847c7" officeooo:paragraph-rsid="000847c7"/>
    </style:style>
    <style:style style:name="P10" style:family="paragraph" style:parent-style-name="Standard" style:list-style-name="L8">
      <style:text-properties officeooo:rsid="000847c7" officeooo:paragraph-rsid="000847c7"/>
    </style:style>
    <style:style style:name="P11" style:family="paragraph" style:parent-style-name="Standard" style:list-style-name="L8">
      <style:text-properties officeooo:rsid="000847c7" officeooo:paragraph-rsid="00084c52"/>
    </style:style>
    <style:style style:name="P12" style:family="paragraph" style:parent-style-name="Standard">
      <style:text-properties officeooo:rsid="000847c7" officeooo:paragraph-rsid="00084c52"/>
    </style:style>
    <style:style style:name="P13" style:family="paragraph" style:parent-style-name="Standard" style:list-style-name="L9">
      <style:text-properties officeooo:rsid="000847c7" officeooo:paragraph-rsid="00084c52"/>
    </style:style>
    <style:style style:name="P14" style:family="paragraph" style:parent-style-name="Standard" style:list-style-name="L11">
      <style:text-properties officeooo:rsid="000847c7" officeooo:paragraph-rsid="00084c52"/>
    </style:style>
    <style:style style:name="P15" style:family="paragraph" style:parent-style-name="Standard" style:list-style-name="L12">
      <style:text-properties officeooo:rsid="000847c7" officeooo:paragraph-rsid="00084c52"/>
    </style:style>
    <style:style style:name="P16" style:family="paragraph" style:parent-style-name="Standard" style:list-style-name="L7">
      <style:text-properties officeooo:paragraph-rsid="00084c52"/>
    </style:style>
    <style:style style:name="P17" style:family="paragraph" style:parent-style-name="Standard" style:list-style-name="L10">
      <style:text-properties officeooo:paragraph-rsid="00084c52"/>
    </style:style>
    <style:style style:name="P18" style:family="paragraph" style:parent-style-name="Standard" style:list-style-name="L10">
      <style:text-properties officeooo:rsid="000981bf" officeooo:paragraph-rsid="000981bf"/>
    </style:style>
    <style:style style:name="T1" style:family="text">
      <style:text-properties officeooo:rsid="00064279"/>
    </style:style>
    <style:style style:name="T2" style:family="text">
      <style:text-properties officeooo:rsid="00079fef"/>
    </style:style>
    <style:style style:name="T3" style:family="text">
      <style:text-properties officeooo:rsid="000847c7"/>
    </style:style>
    <style:style style:name="T4" style:family="text">
      <style:text-properties officeooo:rsid="00084c52"/>
    </style:style>
    <style:style style:name="T5" style:family="text">
      <style:text-properties officeooo:rsid="000981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8cm" fo:text-indent="-0.635cm" fo:margin-left="1.9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3cm" fo:text-indent="-0.635cm" fo:margin-left="2.6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8cm" fo:text-indent="-0.635cm" fo:margin-left="3.2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3cm" fo:text-indent="-0.635cm" fo:margin-left="3.8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28cm" fo:text-indent="-0.635cm" fo:margin-left="4.5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3cm" fo:text-indent="-0.635cm" fo:margin-left="5.1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98cm" fo:text-indent="-0.635cm" fo:margin-left="5.7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3cm" fo:text-indent="-0.635cm" fo:margin-left="6.4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68cm" fo:text-indent="-0.635cm" fo:margin-left="7.0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03cm" fo:text-indent="-0.635cm" fo:margin-left="7.703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论文题目： 基于定理证明器的问答系统</text:p>
      <text:p text:style-name="P1"/>
      <text:p text:style-name="P1">第一章 绪论</text:p>
      <text:p text:style-name="P4"><text:span text:style-name="T1"><text:tab/>第一节 研究背景</text:span></text:p>
      <text:list xml:id="list6313625808740834370" text:style-name="L3">
        <text:list-item>
          <text:p text:style-name="P6"><text:span text:style-name="T1">Winograd Schema Challenge的提出及意义</text:span></text:p>
        </text:list-item>
        <text:list-item>
          <text:p text:style-name="P6"><text:span text:style-name="T1"><text:s/>一阶逻辑语言推理对Winograd Schema Challenge的意义</text:span></text:p>
        </text:list-item>
        <text:list-item>
          <text:p text:style-name="P6">扩展<text:span text:style-name="T2">Winograd Schema Challenge以验证一阶逻辑语言推理在问答系统中的作用</text:span></text:p>
        </text:list-item>
      </text:list>
      <text:p text:style-name="P4"><text:span text:style-name="T1"><text:tab/>第二节 研究现状</text:span></text:p>
      <text:list xml:id="list6183152468849150299" text:style-name="L2">
        <text:list-item>
          <text:p text:style-name="P5">现有的可进行阅读理解的问答系统</text:p>
        </text:list-item>
        <text:list-item>
          <text:p text:style-name="P5"><text:span text:style-name="T1">进行Winograd Schema Challenge的问答系统的准确率表现</text:span></text:p>
        </text:list-item>
      </text:list>
      <text:p text:style-name="P1"><text:tab/>第三节 本文主要内容</text:p>
      <text:list xml:id="list7042277559347515245" text:style-name="L5">
        <text:list-item>
          <text:p text:style-name="P2">主要贡献<text:span text:style-name="T2">：扩展Winograd Schema Challenge的问题集以形成一个新的数据集，利用新数据集去检验问答系统的阅读理解能力和推理能力；提出一个将自然语言转化为Z3-prover可用的一阶逻辑语言的算法；提出一个对问题文本进行解析并使用Z3-prover求解问题答案的算法。</text:span></text:p>
        </text:list-item>
        <text:list-item>
          <text:p text:style-name="P2">章节内容<text:span text:style-name="T2">。</text:span></text:p>
        </text:list-item>
      </text:list>
      <text:p text:style-name="P1"/>
      <text:p text:style-name="P1">第二章 预备知识及前期准备</text:p>
      <text:p text:style-name="P3"><text:span text:style-name="T3"><text:tab/>第一节 自然语言文本与一阶逻辑语言的关系</text:span></text:p>
      <text:list xml:id="list3877441499131482140" text:style-name="L7">
        <text:list-item>
          <text:p text:style-name="P16"><text:span text:style-name="T4">变量及常量</text:span></text:p>
        </text:list-item>
        <text:list-item>
          <text:p text:style-name="P16">全称量词及存在量词</text:p>
        </text:list-item>
        <text:list-item>
          <text:p text:style-name="P16">因果关系中的蕴含</text:p>
        </text:list-item>
        <text:list-item>
          <text:p text:style-name="P16">一阶逻辑语言与问题求解</text:p>
        </text:list-item>
      </text:list>
      <text:p text:style-name="P3"><text:tab/>第三节 <text:span text:style-name="T2">Sempre语义解析工具</text:span></text:p>
      <text:list xml:id="list662657601674596150" text:style-name="L4">
        <text:list-item>
          <text:p text:style-name="P7">Sempre功能介绍</text:p>
        </text:list-item>
        <text:list-item>
          <text:p text:style-name="P7">Sempre搭建准备</text:p>
        </text:list-item>
      </text:list>
      <text:p text:style-name="P1"><text:tab/>第四节 <text:span text:style-name="T2">Z3-prover定理证明器</text:span></text:p>
      <text:list xml:id="list2813418904030853883" text:style-name="L6">
        <text:list-item>
          <text:p text:style-name="P8">Z3-prover语法介绍</text:p>
        </text:list-item>
        <text:list-item>
          <text:p text:style-name="P8">Z3-prover搭建准备</text:p>
          <text:p text:style-name="P8"/>
        </text:list-item>
      </text:list>
      <text:p text:style-name="P9">第三章 算法</text:p>
      <text:p text:style-name="P9"><text:tab/>第一节 自然语言转化为<text:span text:style-name="T4">Z3-prover可用的语言的方法</text:span></text:p>
      <text:list xml:id="list8563704856952257561" text:style-name="L8">
        <text:list-item>
          <text:p text:style-name="P10">寻找自然语言中的谓词</text:p>
          <text:list>
            <text:list-item>
              <text:p text:style-name="P10">形容词作为一元谓词</text:p>
            </text:list-item>
            <text:list-item>
              <text:p text:style-name="P10">及物动词作为二元或多元谓词</text:p>
            </text:list-item>
            <text:list-item>
              <text:p text:style-name="P10">动词词组作为二元或多元谓词</text:p>
            </text:list-item>
            <text:list-item>
              <text:p text:style-name="P10">名词所有格中隐含的谓词</text:p>
            </text:list-item>
            <text:list-item>
              <text:p text:style-name="P10">动词与其否定形态的转化</text:p>
            </text:list-item>
          </text:list>
        </text:list-item>
        <text:list-item>
          <text:p text:style-name="P10">简化形式的谓词的转化</text:p>
          <text:list>
            <text:list-item>
              <text:p text:style-name="P11"><text:span text:style-name="T4">二元和多元</text:span>谓词的降元转化</text:p>
            </text:list-item>
            <text:list-item>
              <text:p text:style-name="P11">完整谓词与简化谓词的对应转化</text:p>
            </text:list-item>
          </text:list>
        </text:list-item>
        <text:list-item>
          <text:p text:style-name="P10">寻找自然语言中的实体</text:p>
          <text:list>
            <text:list-item>
              <text:p text:style-name="P11"><text:span text:style-name="T4">常量名词</text:span></text:p>
            </text:list-item>
            <text:list-item>
              <text:p text:style-name="P11">归类名词</text:p>
            </text:list-item>
            <text:list-item>
              <text:p text:style-name="P11">全称量词名词</text:p>
            </text:list-item>
            <text:list-item>
              <text:p text:style-name="P11">存在量词名词</text:p>
            </text:list-item>
            <text:list-item>
              <text:p text:style-name="P11">宾语从句与名词的转化</text:p>
            </text:list-item>
          </text:list>
        </text:list-item>
      </text:list>
      <text:p text:style-name="P12"><text:soft-page-break/><text:tab/>第二节 辅助一阶逻辑语言推理而引入的规则</text:p>
      <text:list xml:id="list5409163649379872709" text:style-name="L9">
        <text:list-item>
          <text:p text:style-name="P13">实体不相等规则</text:p>
        </text:list-item>
        <text:list-item>
          <text:p text:style-name="P13">实体取值范围有限规则</text:p>
        </text:list-item>
        <text:list-item>
          <text:p text:style-name="P13">封闭原因假定规则</text:p>
        </text:list-item>
        <text:list-item>
          <text:p text:style-name="P13">答案唯一规则</text:p>
        </text:list-item>
      </text:list>
      <text:p text:style-name="P12"/>
      <text:p text:style-name="P12">第四章 系统搭建与实验结果</text:p>
      <text:p text:style-name="P12"><text:tab/>第一节 搭建过程</text:p>
      <text:list xml:id="list4342617485228497443" text:style-name="L10">
        <text:list-item>
          <text:p text:style-name="P17"><text:span text:style-name="T5">Sempre语义解析模块</text:span></text:p>
        </text:list-item>
        <text:list-item>
          <text:p text:style-name="P18">Z3-prover推理模块</text:p>
        </text:list-item>
        <text:list-item>
          <text:p text:style-name="P18">用户界面模块</text:p>
        </text:list-item>
      </text:list>
      <text:p text:style-name="P12"><text:tab/>第二节 实验结果</text:p>
      <text:list xml:id="list2554412847284519109" text:style-name="L11">
        <text:list-item>
          <text:p text:style-name="P14">实验数据介绍</text:p>
        </text:list-item>
        <text:list-item>
          <text:p text:style-name="P14">实验结果介绍</text:p>
        </text:list-item>
      </text:list>
      <text:p text:style-name="P12"/>
      <text:p text:style-name="P12">第五章 总结</text:p>
      <text:list xml:id="list4979873664001852252" text:style-name="L12">
        <text:list-item>
          <text:p text:style-name="P15">本文贡献</text:p>
        </text:list-item>
        <text:list-item>
          <text:p text:style-name="P15">本文不足</text:p>
        </text:list-item>
        <text:list-item>
          <text:p text:style-name="P15">未来工作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3:52:26.087781730</meta:creation-date>
    <dc:date>2018-03-05T14:52:41.854133600</dc:date>
    <meta:editing-duration>PT2M25S</meta:editing-duration>
    <meta:editing-cycles>1</meta:editing-cycles>
    <meta:document-statistic meta:table-count="0" meta:image-count="0" meta:object-count="0" meta:page-count="2" meta:paragraph-count="58" meta:word-count="669" meta:character-count="924" meta:non-whitespace-character-count="887"/>
    <meta:generator>LibreOffice/5.1.6.2$Linux_X86_64 LibreOffice_project/10m0$Build-2</meta:generator>
  </office:meta>
</office:document-meta>
</file>